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453" officeooo:paragraph-rsid="000a3453"/>
    </style:style>
    <style:style style:name="P2" style:family="paragraph" style:parent-style-name="Standard">
      <style:text-properties officeooo:rsid="000c33b0" officeooo:paragraph-rsid="000c33b0"/>
    </style:style>
    <style:style style:name="P3" style:family="paragraph" style:parent-style-name="Standard">
      <style:text-properties officeooo:rsid="000c33b0" officeooo:paragraph-rsid="000c33b0"/>
    </style:style>
    <style:style style:name="P4" style:family="paragraph" style:parent-style-name="Standard">
      <style:text-properties officeooo:rsid="00168a6d" officeooo:paragraph-rsid="00168a6d"/>
    </style:style>
    <style:style style:name="P5" style:family="paragraph" style:parent-style-name="Standard">
      <style:text-properties officeooo:rsid="001997f9" officeooo:paragraph-rsid="001997f9"/>
    </style:style>
    <style:style style:name="T1" style:family="text">
      <style:text-properties officeooo:rsid="0011ae77"/>
    </style:style>
    <style:style style:name="T2" style:family="text">
      <style:text-properties officeooo:rsid="00134dc9"/>
    </style:style>
    <style:style style:name="T3" style:family="text">
      <style:text-properties officeooo:rsid="001528a1"/>
    </style:style>
    <style:style style:name="T4" style:family="text">
      <style:text-properties officeooo:rsid="00186f7b"/>
    </style:style>
    <style:style style:name="T5" style:family="text">
      <style:text-properties officeooo:rsid="00191d2f"/>
    </style:style>
    <style:style style:name="T6" style:family="text">
      <style:text-properties officeooo:rsid="00196235"/>
    </style:style>
    <style:style style:name="T7" style:family="text">
      <style:text-properties officeooo:rsid="001b5e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</text:p>
      <text:p text:style-name="P1"/>
      <text:p text:style-name="P1">pensamento computacional em educação e engenharia </text:p>
      <text:p text:style-name="P2">educação no século XXI </text:p>
      <text:p text:style-name="P2">-<text:span text:style-name="T1">nos dias de hoje, o contato com meios tecnol</text:span><text:span text:style-name="T4">ó</text:span><text:span text:style-name="T1">gicos começa mais cedo, seja em casa ou seja em sala de aula </text:span></text:p>
      <text:p text:style-name="P2">-<text:span text:style-name="T2">professores precisam estar preparadas para esta realidade, com formações adequadas </text:span></text:p>
      <text:p text:style-name="P2">-<text:span text:style-name="T3">realidade das escolas brasileiras não condiz com esta realidade </text:span></text:p>
      <text:p text:style-name="P2"/>
      <text:p text:style-name="P4">aplicação do pensamento computacional </text:p>
      <text:p text:style-name="P4">-<text:span text:style-name="T5">por enquanto, está muito mais presente em escolas de países de primeiro mundo </text:span></text:p>
      <text:p text:style-name="P4">-<text:span text:style-name="T6">muitas ferramentas disponíveis na internet para isso </text:span></text:p>
      <text:p text:style-name="P4"/>
      <text:p text:style-name="P5">pensamento computacional e ensino da engenharia </text:p>
      <text:p text:style-name="P5">-<text:span text:style-name="T7">uso de software de modelagem e simulação para construções em geral </text:span></text:p>
      <text:p text:style-name="P5"/>
      <text:p text:style-name="P4"/>
      <text:p text:style-name="P4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6:05:37.126000000</meta:creation-date>
    <dc:date>2024-01-25T14:00:57.693000000</dc:date>
    <meta:editing-duration>PT1H29M29S</meta:editing-duration>
    <meta:editing-cycles>14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1" meta:word-count="93" meta:character-count="624" meta:non-whitespace-character-count="532"/>
  </office:meta>
</office:document-meta>
</file>